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1.3" style:family="table-row">
      <style:table-row-properties style:min-row-height="0.617cm"/>
    </style:style>
    <style:style style:name="P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writing-mode="lr-tb"/>
      <style:text-properties style:font-name="Arial1" fo:font-size="13pt" officeooo:paragraph-rsid="0009dfc4" style:font-size-asian="13pt" style:font-size-complex="13pt"/>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0b998d" style:font-size-asian="13pt" style:font-size-complex="13pt" loext:padding="0cm" loext:border="none"/>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rsid="0011b3c8" officeooo:paragraph-rsid="0011b3c8" style:font-size-asian="13pt" style:font-size-complex="13pt" loext:padding="0cm" loext:border="none"/>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11b3c8" style:font-size-asian="13pt" style:font-size-complex="13pt" loext:padding="0cm" loext:border="none"/>
    </style:style>
    <style:style style:name="P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135e65" style:font-size-asian="13pt" style:font-size-complex="13pt" loext:padding="0cm" loext:border="none"/>
    </style:style>
    <style:style style:name="P6" style:family="paragraph" style:parent-style-name="Table_20_Contents">
      <style:paragraph-properties fo:text-align="start" style:justify-single-word="false"/>
      <style:text-properties style:font-name="Arial1" fo:font-size="13pt" officeooo:rsid="00135e65" officeooo:paragraph-rsid="00135e65" style:font-size-asian="13pt" style:font-size-complex="13pt"/>
    </style:style>
    <style:style style:name="P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style:font-name="Arial1" fo:font-size="13pt" officeooo:paragraph-rsid="000b998d" style:font-size-asian="13pt" style:font-size-complex="13pt"/>
    </style:style>
    <style:style style:name="P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0fd6d9" style:font-size-asian="13pt" style:font-size-complex="13pt" loext:padding="0cm" loext:border="none"/>
    </style:style>
    <style:style style:name="P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style:font-name="Arial1" fo:font-size="13pt" officeooo:paragraph-rsid="000df9eb" style:font-size-asian="13pt" style:font-size-complex="13pt"/>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style:font-name="Arial1" fo:font-size="13pt" officeooo:paragraph-rsid="000eb294" style:font-size-asian="13pt" style:font-size-complex="13pt"/>
    </style:style>
    <style:style style:name="P11" style:family="paragraph" style:parent-style-name="Standard">
      <style:paragraph-properties fo:text-align="start" style:justify-single-word="false"/>
      <style:text-properties style:font-name="Arial1" fo:font-size="13pt" officeooo:paragraph-rsid="000fd6d9" style:font-size-asian="13pt" style:font-size-complex="13pt"/>
    </style:style>
    <style:style style:name="T1" style:family="text">
      <style:text-properties fo:font-variant="normal" fo:text-transform="none" fo:letter-spacing="normal" fo:font-style="normal" fo:font-weight="normal" loext:padding="0cm" loext:border="none"/>
    </style:style>
    <style:style style:name="T2" style:family="text">
      <style:text-properties fo:font-variant="normal" fo:text-transform="none" fo:letter-spacing="normal" fo:font-style="normal" fo:font-weight="normal" officeooo:rsid="0009dfc4" loext:padding="0cm" loext:border="none"/>
    </style:style>
    <style:style style:name="T3" style:family="text">
      <style:text-properties fo:font-variant="normal" fo:text-transform="none" fo:letter-spacing="normal" fo:font-style="normal" fo:font-weight="normal" officeooo:rsid="000b998d" loext:padding="0cm" loext:border="none"/>
    </style:style>
    <style:style style:name="T4" style:family="text">
      <style:text-properties officeooo:rsid="0015519c"/>
    </style:style>
    <style:style style:name="T5" style:family="text">
      <style:text-properties officeooo:rsid="000b998d"/>
    </style:style>
    <style:style style:name="T6" style:family="text">
      <style:text-properties officeooo:rsid="001c70eb"/>
    </style:style>
    <style:style style:name="T7" style:family="text">
      <style:text-properties officeooo:rsid="00135e65"/>
    </style:style>
    <style:style style:name="T8" style:family="text">
      <style:text-properties officeooo:rsid="000fd6d9"/>
    </style:style>
    <style:style style:name="T9" style:family="text">
      <style:text-properties officeooo:rsid="0011b3c8"/>
    </style:style>
    <style:style style:name="T10" style:family="text">
      <style:text-properties officeooo:rsid="000df9eb"/>
    </style:style>
    <style:style style:name="T11" style:family="text">
      <style:text-properties officeooo:rsid="000eb2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page1R_mcid0"/><text:span text:style-name="T1">Project Research Document</text:span><text:bookmark text:name="page1R_mcid1"/><text:span text:style-name="T1"><text:line-break/></text:span><text:bookmark text:name="page1R_mcid2"/><text:span text:style-name="T2">Crime </text:span><text:span text:style-name="T3">Visualisation Map</text:span><text:span text:style-name="T1"><text:line-break/></text:span><text:span text:style-name="T2">X00204831 Daryna Tertychna</text:span></text:p>
      <text:p text:style-name="P2"><text:bookmark text:name="page1R_mcid10"/><text:span text:style-name="T1"><text:line-break/>Section 1: Detailed Discussion x 1 Page</text:span><text:bookmark text:name="page1R_mcid11"/><text:span text:style-name="T1"><text:line-break/>Take the idea you have selected and develop it providing a detailed discussion on</text:span><text:bookmark text:name="page1R_mcid12"/><text:span text:style-name="T1"> the system functionality and what you propose it should do. Who are the users?</text:span><text:bookmark text:name="page1R_mcid13"/><text:span text:style-name="T1"><text:line-break/></text:span></text:p>
      <text:p text:style-name="P2"><text:span text:style-name="T4">As my project I will develop </text:span>application called the Crime Visuali<text:span text:style-name="T5">s</text:span>ation Map. <text:span text:style-name="T4">It is for checking and comprehension the crime data. </text:span>The project's <text:span text:style-name="T4">main</text:span> goal is to <text:span text:style-name="T4">show</text:span> crime trends in Ireland using color <text:span text:style-name="T4">zones</text:span> <text:span text:style-name="T4">in </text:span>maps, basic filters, and optional predictions made by artificial intelligence. After processing raw crime data - such as that from the CSO CJQ01 dataset - through a backend API, the system will present the data on an interactive map <text:span text:style-name="T4">with additional feature like chatbot, filters, login/out for users</text:span>.</text:p>
      <text:p text:style-name="P2"/>
      <text:p text:style-name="P2">Users will be able to see the change in crime rates over time and in different locations. On the map, risk levels will be color coded: red for areas with higher risks and green for lower risks<text:span text:style-name="T6">a dn grey for locations with no data</text:span>. Filters can be set according to location, time period, or type of crime, including theft, assault, and fraud. One will be able to look up address, Eircode, or their current location through a search bar. For convenience, the app will allow registered users to save places important to them <text:span text:style-name="T6">(home, work, etc.)</text:span>.</text:p>
      <text:p text:style-name="P2"/>
      <text:p text:style-name="P2">To help the user make sense of the data, a simple chatbot will be implemented. The chatbot will look at the dataset or prediction results and apply some very basic NLP to answer the user's questions such as "What is the safest area around Dublin 8?" To provide this level of control and keep everything in-system, instead of using an outside service, the chatbot will utilize the project's API.</text:p>
      <text:p text:style-name="P2"/>
      <text:p text:style-name="P2">Besides, there will be an admin area. The administrator will be responsible for updating the dataset, performing ETL validation, retraining the XGBoost machine learning model, and generating new prediction results. Based on past data, these forecasts will help show possible future trends in crime. The map will automatically update when the model yields new results.</text:p>
      <text:p text:style-name="P2"/>
      <text:p text:style-name="P2"><text:span text:style-name="T6">V</text:span>isitors <text:span text:style-name="T6">can</text:span> filter, search locations on the map, or directly use the chatbot.</text:p>
      <text:p text:style-name="P2">A user who is registered can do all that a visitor can, plus save favorites. The administrator is responsible for data, forecasts, and system updates. With its clear and straightforward interface, the system will allow the casual user to understand actual data. It is designed to be useful, visual, and practical in several tasks a user may want to perform: checking local crime trends, finding safer routes, or analyzing general patterns.</text:p>
      <text:p text:style-name="P2"/>
      <text:p text:style-name="P2"/>
      <text:p text:style-name="P2"/>
      <text:p text:style-name="P2"/>
      <text:p text:style-name="P2"/>
      <text:p text:style-name="P2"><text:soft-page-break/></text:p>
      <text:p text:style-name="P2">Section 2: Existing Applications in this domain x 1/2 Page<text:bookmark text:name="page1R_mcid14"/><text:line-break/>In your research have you found anything close to this idea? List these in table form<text:bookmark text:name="page1R_mcid15"/><text:line-break/>and identify similarities and differences<text:bookmark text:name="page1R_mcid16"/><text:line-break/></text:p>
      <text:p text:style-name="P3">There are some similar application, but they don’t have all filters and features like chatbot, prediction as in my project.</text:p>
      <text:p text:style-name="P4"><text:line-break/></text:p>
      <text:p text:style-name="P5"/>
      <table:table table:name="Table1" table:style-name="Table1">
        <table:table-column table:style-name="Table1.A" table:number-columns-repeated="3"/>
        <table:table-row>
          <table:table-cell table:style-name="Table1.A1" office:value-type="string">
            <text:p text:style-name="P6">My project</text:p>
          </table:table-cell>
          <table:table-cell table:style-name="Table1.A1" office:value-type="string">
            <text:p text:style-name="P5">Similarities</text:p>
          </table:table-cell>
          <table:table-cell table:style-name="Table1.A1" office:value-type="string">
            <text:p text:style-name="P5">Differences</text:p>
          </table:table-cell>
        </table:table-row>
        <table:table-row>
          <table:table-cell table:style-name="Table1.A1" office:value-type="string">
            <text:p text:style-name="P5">Crimestats.ie</text:p>
          </table:table-cell>
          <table:table-cell table:style-name="Table1.A1" office:value-type="string">
            <text:p text:style-name="P6">Crime statistic, map, user account</text:p>
          </table:table-cell>
          <table:table-cell table:style-name="Table1.A1" office:value-type="string">
            <text:p text:style-name="P6">No filters, predictions, chatbot, feature like favourite places, they have map with Garda stations</text:p>
          </table:table-cell>
        </table:table-row>
        <table:table-row table:style-name="Table1.3">
          <table:table-cell table:style-name="Table1.A1" office:value-type="string">
            <text:p text:style-name="P5">Ireland's Garda Crime</text:p>
          </table:table-cell>
          <table:table-cell table:style-name="Table1.A1" office:value-type="string">
            <text:p text:style-name="P6">Crime types and location</text:p>
          </table:table-cell>
          <table:table-cell table:style-name="Table1.A1" office:value-type="string">
            <text:p text:style-name="P6">No filters, predictions, chatbot, feature like favourite places, login</text:p>
          </table:table-cell>
        </table:table-row>
      </table:table>
      <text:p text:style-name="P5"><text:line-break/><text:span text:style-name="T7">There are more apps in UK, America, but I want to focus on Ireland. </text:span><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ext:span text:style-name="T1">Section 3: Platform, Technologies and Libraries x 1/2 Page</text:span><text:bookmark text:name="page1R_mcid17"/><text:span text:style-name="T1"><text:line-break/>What platform, technologies and libraries are you planning to use?</text:span><text:bookmark text:name="page1R_mcid18"/><text:span text:style-name="T1"><text:line-break/></text:span></text:p>
      <text:p text:style-name="P2"/>
      <text:p text:style-name="P8">The following technologies will be used in this project:<text:line-break/><text:line-break/>Frontend: React. <text:span text:style-name="T8">Fast and flexible. </text:span><text:line-break/>MapboxGL: for coloring pages.<text:line-break/>Plotly <text:span text:style-name="T8">or</text:span> Chart.js: visuali<text:span text:style-name="T8">s</text:span>e trends and forecasts.<text:line-break/><text:line-break/>Backend: </text:p>
      <text:p text:style-name="P4"><text:span text:style-name="T8">For the backend I will use Python and FastAPI </text:span><text:span text:style-name="T9">include my own API. This API include</text:span><text:span text:style-name="T4">s</text:span><text:span text:style-name="T9">:</text:span></text:p>
      <text:p text:style-name="P3">user registration and login;</text:p>
      <text:p text:style-name="P3">chatbot queries;</text:p>
      <text:p text:style-name="P3">admin tools;</text:p>
      <text:p text:style-name="P3">ML prediction result;</text:p>
      <text:p text:style-name="P4"><text:span text:style-name="T9">filtering and search;</text:span><text:line-break/><text:line-break/>Database:<text:line-break/><text:span text:style-name="T9">The data will be stored in</text:span> PostgreSQL <text:span text:style-name="T9">as a reliable and widely used in industry and</text:span><text:line-break/>PostGIS is an optional tool <text:span text:style-name="T9">here</text:span> that manages geographic boundaries when <text:span text:style-name="T9">required</text:span>.<text:line-break/><text:line-break/>ML and AI:</text:p>
      <text:p text:style-name="P4"><text:span text:style-name="T9">I choose two possible models: </text:span>XGBoost is a model for predicting crimes based on past counts <text:span text:style-name="T9">and </text:span>NLP for chatbot keyword extraction is called spaCy or HuggingFace.<text:line-break/><text:line-break/>Deployment <text:span text:style-name="T9">and</text:span> Cloud:<text:line-break/>AWS: ECS/EC2 for the backend, RDS for the database, and S3 + CloudFront for frontend.<text:line-break/><text:line-break/>Docker for consistent deployment.<text:line-break/><text:line-break/>GitHub Actions <text:span text:style-name="T9">for</text:span> automated deployment and testing.<text:line-break/><text:line-break/></text:p>
      <text:p text:style-name="P2"/>
      <text:p text:style-name="P2"/>
      <text:p text:style-name="P2"/>
      <text:p text:style-name="P2"/>
      <text:p text:style-name="P2"/>
      <text:p text:style-name="P2"/>
      <text:p text:style-name="P2"/>
      <text:p text:style-name="P2"/>
      <text:p text:style-name="P2"/>
      <text:p text:style-name="P2"/>
      <text:p text:style-name="P9"><text:soft-page-break/><text:span text:style-name="T1">Section 4: The risks x 1 Page</text:span><text:bookmark text:name="page1R_mcid19"/><text:span text:style-name="T1"><text:line-break/>What are the main risks to the project? (ie, are you depending on 1 library to provide</text:span><text:bookmark text:name="page1R_mcid20"/><text:span text:style-name="T1"> key functionality?)</text:span> There are risks associated with every software project, and this one has a number that need to be taken into account:<text:line-break/><text:line-break/><text:span text:style-name="T10">For my data set </text:span>CJQ01 <text:span text:style-name="T10">I have there some missing values and the data set wasn’t updated recently (I’ve written an email if they will update it soon)</text:span>. <text:span text:style-name="T10">My system might not be able to create accurate predictions if the data set is outda</text:span><text:span text:style-name="T4">ted</text:span><text:span text:style-name="T10"> or missing some values. </text:span></text:p>
      <text:p text:style-name="P9"/>
      <text:p text:style-name="P10"><text:span text:style-name="T10">The second most concerning risk is machine learning models. Data set has impact on predictions, </text:span><text:span text:style-name="T11">so I need data set with no or minimum noise in it. As well I decided to go with existing ML model as training a new model would take a lot of time. For the prediction par</text:span><text:span text:style-name="T4">t</text:span><text:span text:style-name="T11"> the main concern is actual prediction part, if the data from data set would be enough I will get clean predictions.</text:span></text:p>
      <text:p text:style-name="P10"/>
      <text:p text:style-name="P10"><text:span text:style-name="T11">Chatbot is the nice feature just to answer some common questions, but this will be really simple chatbot, so there will be some misunderstanding. That’s why I’ll create a couple of most common question e.g. “What is the safest zone in Dublin?”.</text:span><text:line-break/></text:p>
      <text:p text:style-name="P11"><text:span text:style-name="T11">Because for this project I will need admin panel and data saved in it, some private data might be leaked, for this issue I need to check vulnerabilities and security of the data in my project.</text:span><text:line-break/><text:line-break/><text:span text:style-name="T11">I expect some problems with Cloud Deployment. With this I need to put more efforts in configurations to avoid </text:span><text:span text:style-name="T8">downtime or unexpected costs.</text:span></text:p>
      <text:p text:style-name="P11"/>
      <text:p text:style-name="P11"><text:span text:style-name="T8">And the last, but the biggest risk is time and complexity of this project. I have maps, database, ML models, API(my own), UI and authentication. I need to focus on main features and try not </text:span><text:span text:style-name="T4">to get</text:span><text:span text:style-name="T8"> stuck on features that are not crucial for this project, thus I will have more time at the end to check and fix issues if they arise. </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1:33:36.855064200</meta:creation-date>
    <dc:date>2025-11-19T16:37:39.300848700</dc:date>
    <meta:editing-duration>PT4M4S</meta:editing-duration>
    <meta:editing-cycles>1</meta:editing-cycles>
    <meta:generator>LibreOffice/25.8.2.2$Windows_X86_64 LibreOffice_project/d401f2107ccab8f924a8e2df40f573aab7605b6f</meta:generator>
    <meta:document-statistic meta:table-count="1" meta:image-count="0" meta:object-count="0" meta:page-count="4" meta:paragraph-count="35" meta:word-count="1033" meta:character-count="6135" meta:non-whitespace-character-count="5111"/>
  </office:meta>
</office:document-meta>
</file>